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text-properties officeooo:paragraph-rsid="001750cf"/>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1750cf" style:font-weight-asian="bold" style:font-weight-complex="bold"/>
    </style:style>
    <style:style style:name="T4" style:family="text">
      <style:text-properties officeooo:rsid="001750c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I</text:span>nstaller Zotero sur Debian</text:p>
      <text:p text:style-name="Author">Damien Belvèze</text:p>
      <text:p text:style-name="Date">2024-07-18</text:p>
      <text:p text:style-name="Date"/>
      <text:p text:style-name="Text_20_body">Les notes qui suivent peuvent être utiles pour télécharger Zotero sur différentes distributions de Linux et sans doute aussi (à vérifier) sur les chromebooks sur lesquels l’utilisateurice a activé au préalable le sous-système Linux.</text:p>
      <text:p text:style-name="Text_20_body">J’ai rédigé ces notes à partir de mon expérience avec Debian 12 (juillet 2024) Je les ai rédigées sans omettre d’étape et en commentant autant que nécessaire afin que la chose soit faisable pour une personne qui ne manie pas de terminal et n’ait aucune expérience avec les ordis Linux.</text:p>
      <text:p text:style-name="Text_20_body">On trouvera en annexe de ces notes le fonctionnement de base d’un terminal pour GNU/Linux (assez similaire avec l’invite de commandes de Windows)</text:p>
      <text:p text:style-name="Text_20_body">Pour installer Zotero sur une distribution GNU/Linux et sur Debian en particulier, on peut suivre les <text:a xlink:type="simple" xlink:href="https://www.zotero.org/support/installation" text:style-name="Internet_20_link" text:visited-style-name="Visited_20_Internet_20_Link"><text:span text:style-name="Definition">indications diffusées sur le forum de Zotero</text:span></text:a> :</text:p>
      <text:p text:style-name="Text_20_body">Toutefois cette page du forum proposait (le 18 juillet 2024 dernier lorsque j’ai réalisé une installation) de télécharger un exécutable de Zotero .deb depuis <text:a xlink:type="simple" xlink:href="https://github.com/retorquere/zotero-deb" text:style-name="Internet_20_link" text:visited-style-name="Visited_20_Internet_20_Link"><text:span text:style-name="Definition">un repository</text:span></text:a> Je ne suis pas parvenu à télécharger ce package (message d’erreur m’indiquant que le paquet .deb n’était pas dispo à cet endroit) J’ai donc suivi la première alternative qui proposait de télécharger l’archive depuis la page de téléchargement de Zotero.</text:p>
      <text:h text:style-name="Heading_20_2" text:outline-level="2"><text:bookmark-start text:name="etape-1-télécharger-larchive"/>Etape 1 : télécharger l’archive<text:bookmark-end text:name="etape-1-télécharger-larchive"/></text:h>
      <text:p text:style-name="First_20_paragraph">aller sur https://zotero.org/download Le site affichera le package correspondant au système d’exploitation. En l’occurrence, ce qu’on va télécharger en cliquant sur le bouton est le package Zotero-6.0.35_linux-x86_64.tar.bz2 Cette archive est désormais présente dans le dossier Téléchargements</text:p>
      <text:h text:style-name="Heading_20_2" text:outline-level="2"><text:bookmark-start text:name="etape-2-extraire-larchive-dans-le-dossier-opt"/>Etape 2 : extraire l’archive dans le dossier opt<text:bookmark-end text:name="etape-2-extraire-larchive-dans-le-dossier-opt"/></text:h>
      <text:p text:style-name="First_20_paragraph">Il est possible de charger l’archive Zotero ailleurs, mais mieux vaut ne pas le laisser dans Téléchargements (fichiers transitoires). La documentation propose d’installer Zotero dans le dossier opt, j’ai choisi de la suivre sur ce point.</text:p>
      <text:p text:style-name="Text_20_body">Pour accéder au dossier opt, il peut être nécessaire d’avoir les droits d’administration sur sa machine (pour les connaisseurs, être un <text:span text:style-name="T1">sudoer</text:span>). Si une commande ne fonctionne pas à cause d’un problème de droit, ajouter devant cette commande <text:span text:style-name="T1">sudo</text:span> ce qui va permettre à l’utilisateur de s’identifier avec ses droits d’admin et passer à un niveau de droits plus élevé.</text:p>
      <text:p text:style-name="Text_20_body">on ouvre le terminal (avec les touches Ctrl+Alt+T, voir Annexes) on va se localiser au niveau du <text:soft-page-break/>dossier <text:span text:style-name="T1">Téléchargements</text:span> (avec la commande <text:span text:style-name="T1">cd</text:span>)</text:p>
      <text:p text:style-name="Preformatted_20_Text"><text:span text:style-name="BuiltInTok">cd</text:span><text:span text:style-name="NormalTok"> ~/Téléchargements</text:span> </text:p>
      <text:p text:style-name="First_20_paragraph">Le ~ évite d’écrire Home/Téléchargements.</text:p>
      <text:p text:style-name="Text_20_body">Si besoin, à la place de ~/Téléchargements utiliser le nom du dossier de téléchargement tel qu’il se présente sur l’ordinateur de la personne (par exemple ~/Downloads).</text:p>
      <text:p text:style-name="Text_20_body">Attention les majuscules et les minuscules comptent dans les noms de fichiers : si vous écrivez ~/<text:span text:style-name="T2">t</text:span>éléchargements, vous ne pourrez pas accéder à ce répertoire.</text:p>
      <text:p text:style-name="Text_20_body">pour afficher le contenu d’un répertoire, on utilise la commande <text:span text:style-name="T1">ls</text:span> (juste entrer ls dans le terminal)</text:p>
      <text:p text:style-name="Text_20_body">on devrait ainsi voir s’afficher dans le terminal l’archive téléchargée : Zotero-6.0.35_linux-x86_64.tar.bz2</text:p>
      <text:p text:style-name="Text_20_body">On va envoyer ce fichier vers le répertoire <text:span text:style-name="T1">opt</text:span> avec la commande “move” (<text:span text:style-name="T1">mv</text:span>) :</text:p>
      <text:p text:style-name="Preformatted_20_Text">mv Zotero-6.0.35_linux-x86_64.tar.bz2 /opt/</text:p>
      <text:p text:style-name="First_20_paragraph">On va aller se placer cette fois au niveau du dossier opt</text:p>
      <text:p text:style-name="Text_20_body">Je ne suis pas très doué pour naviguer dans l’arborescence de Linux. Voici comment je procède pour accéder au dossier opt :</text:p>
      <text:p text:style-name="Preformatted_20_Text">cd --</text:p>
      <text:p text:style-name="First_20_paragraph">me ramène à l’accueil Pour remonter plus haut dans l’arborescence, j’utilise la commande cd suivie de deux points :</text:p>
      <text:p text:style-name="Preformatted_20_Text">cd ..</text:p>
      <text:p text:style-name="First_20_paragraph">me permet d’accéder au Home un autre</text:p>
      <text:p text:style-name="Preformatted_20_Text">cd ..</text:p>
      <text:p text:style-name="First_20_paragraph">me permet d’accéder au niveau racine où on va afficher les dossiers disponibles avec ls. Pour se positionner dans opt, taper <text:span text:style-name="T1">cd opt</text:span>. Refaire <text:span text:style-name="T1">ls</text:span> pour voir les dossiers disponibles. Notre archive devrait s’y trouver.</text:p>
      <text:p text:style-name="Text_20_body">On va extraire l’archive avec la commande suivante :</text:p>
      <text:p text:style-name="Preformatted_20_Text">tar -xf Zotero-6.0.9_linux-x86_64.tar.bz2</text:p>
      <text:p text:style-name="First_20_paragraph">On obtient un dossier de plus à ce niveau : Zotero-6.0.9_linux-86_64</text:p>
      <text:p text:style-name="Text_20_body">Comme on va devoir insérer ce nom dans un fichier, j’ai tendance à renommer ce fichier pour qu’il soit plus court à entrer avec la commande mv :</text:p>
      <text:p text:style-name="Preformatted_20_Text">mv Zotero-6.0.9_linux-x86_64 Zotero_linux</text:p>
      <text:p text:style-name="First_20_paragraph">le fichier Zotero_linux n’existant pas dans ce répertoire, le fichier issu de l’archive sera renommé Zotero_linux.</text:p>
      <text:p text:style-name="Text_20_body">placez-vous à l’intérieur du dossier Zotero_linux (<text:span text:style-name="T1">cd Zotero_linux</text:span>), puis affichez la liste des sous-dossiers et fichiers de l’application (<text:span text:style-name="T1">ls</text:span>)</text:p>
      <text:h text:style-name="Heading_20_2" text:outline-level="2"><text:soft-page-break/><text:span text:style-name="T4">Etape 3: F</text:span><text:bookmark-start text:name="faire-entrer-zotero-dans-le-lanceur-dapplication"/>aire entrer Zotero dans le lanceur d’application<text:bookmark-end text:name="faire-entrer-zotero-dans-le-lanceur-dapplication"/></text:h>
      <text:p text:style-name="First_20_paragraph">A ce stade, on peut déjà lancer Zotero en exécutant la commande :</text:p>
      <text:p text:style-name="Preformatted_20_Text">./zotero</text:p>
      <text:p text:style-name="First_20_paragraph">“./” est utilisé dans un terminal pour exécuter un script.</text:p>
      <text:p text:style-name="Text_20_body">On ne va pas en rester là parce que c’est très frustrant de devoir exécuter Zotero depuis cet endroit seulement. Donc il reste à faire deux choses : - indiquer au lanceur où se trouve l’icone Zotero<text:line-break/>- Faire un lien depuis cet endroit où se trouve le fichier de lancement zotero.desktop vers l’endroit où sont listées les applications qui s’affichent dans le lanceur. On appelle cela faire un lien symbolique (dans la doc du forum Zotero, c’est le verbe <text:span text:style-name="T1">symlink</text:span> utilisé pour les personnes averties)</text:p>
      <text:list text:style-name="L1">
        <text:list-item>
          <text:p text:style-name="P2">indiquer au lanceur où se trouve l’icone Zotero</text:p>
        </text:list-item>
      </text:list>
      <text:p text:style-name="First_20_paragraph">exécuter le script set_launcher_icon :</text:p>
      <text:p text:style-name="Preformatted_20_Text">./set_launcher_icon</text:p>
      <text:p text:style-name="First_20_paragraph">Rien ne se passe en apparence. S’il n’y a pas de message d’erreur, c’est bon.</text:p>
      <text:list text:style-name="L2">
        <text:list-item>
          <text:p text:style-name="P3">Faire le lien symbolique.</text:p>
        </text:list-item>
      </text:list>
      <text:p text:style-name="First_20_paragraph">L’emplacement des raccourcis dans le lanceur est le suivant : ~/.local/share/applications/</text:p>
      <text:p text:style-name="Text_20_body">la commande à faire est donc la suivante :</text:p>
      <text:p text:style-name="Preformatted_20_Text">ln -s /opt/Zotero_linux/zotero.desktop ~/.local/share/applications/zotero.desktop</text:p>
      <text:p text:style-name="First_20_paragraph">Là encore rien n’est censé se passer au niveau du terminal. Par contre, quand vous allez dans le menu des applications, à partir de maintenant, vous devriez voir apparaître Zotero dans la liste des applications disponibles. Si l’icone n’apparaît pas, redémarrez, elle devrait apparaître une fois l’ordi redémarré.</text:p>
      <text:h text:style-name="Heading_20_1" text:outline-level="1"><text:bookmark-start text:name="annexe-fonctionnement-dun-terminal-sur-linux"/>Annexe : fonctionnement d’un terminal sur Linux<text:bookmark-end text:name="annexe-fonctionnement-dun-terminal-sur-linux"/></text:h>
      <text:p text:style-name="First_20_paragraph">Un terminal sur Linux, Mac ou Windows permet de passer des commandes directement sans utiliser d’interface graphique. Lorsqu’aucun store n’a été chargé sur un ordi Linux ou bien lorsque le store ne comporte pas l’application souhaitée, il est nécessaire d’utiliser ce terminal à un moment ou à un autre pour installer le logiciel après l’avoir téléchargé.</text:p>
      <text:p text:style-name="P4"><text:span text:style-name="T3">O</text:span><text:span text:style-name="T2">uvrir le terminal</text:span> </text:p>
      <text:p text:style-name="P4">Pour ouvrir le terminal, appuyer en même temps sur Ctrl+Alt+T</text:p>
      <text:p text:style-name="P4"><text:span text:style-name="T3">L</text:span><text:span text:style-name="T2">a touche tab</text:span> </text:p>
      <text:p text:style-name="P4">Pour aller plus vite en saisissant les noms de fichiers, vous pouvez utiliser la touche Tab. Par exemple si le fichier que vous mentionnez dans la commande est Zotero_linux-x86_64 et s’il y a un autre fichier au même niveau qui s’appelle Zotero_translators (admettons), il suffit d’écrire <text:soft-page-break/>Zotero_l + Tab pour que le nom du premier fichier apparaisse en entier.</text:p>
      <text:p text:style-name="Text_20_body"/>
      <text:p text:style-name="P4"><text:span text:style-name="T2">Copier, coller</text:span> </text:p>
      <text:p text:style-name="P4">Ctrl+C ne suffira pas : appuyer simultanément sur Maj+Ctrl+C. Idem pour Ctrl+V qui devient Maj+Ctrl+V Sur Mac remplacer la touche Ctrl par la touche “command”.</text:p>
      <text:p text:style-name="P4"><text:span text:style-name="T3">A</text:span><text:span text:style-name="T2">fficher rapidement les commandes antérieures</text:span> </text:p>
      <text:p text:style-name="P4">Sur n’importe quel terminal de n’importe quel système d’exploitation, pour retrouver une ligne de commande déjà passée (ce qui évite de l’écrire), remonter dans l’historique des commandes avec la touche “flèche vers le ha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dc:title>installer Zotero sur Debian</dc:title>
    <dc:description/>
    <dc:subject/>
    <meta:keyword/>
    <meta:initial-creator>Damien Belvèze</meta:initial-creator>
    <meta:creation-date>2024-07-18T13:06:13Z</meta:creation-date>
    <dc:date>2024-07-18T15:09:22.932000000</dc:date>
    <meta:editing-duration>PT2M34S</meta:editing-duration>
    <meta:editing-cycles>1</meta:editing-cycles>
    <meta:document-statistic meta:table-count="0" meta:image-count="0" meta:object-count="0" meta:page-count="4" meta:paragraph-count="62" meta:word-count="1099" meta:character-count="7009" meta:non-whitespace-character-count="5968"/>
    <meta:user-defined meta:name="aliases"/>
    <meta:user-defined meta:name="biblio_style">csl.csl</meta:user-defined>
    <meta:user-defined meta:name="bibliography">biblio/Obsidian.bib</meta:user-defined>
    <meta:user-defined meta:name="date">2024-07-18</meta:user-defined>
    <meta:user-defined meta:name="id" meta:value-type="string">20240718_installer Zotero sur Debian</meta:user-defined>
    <meta:user-defined meta:name="link_citations" meta:value-type="string">True</meta:user-defined>
    <meta:user-defined meta:name="subtitle" meta:value-type="string"/>
    <meta:user-defined meta:name="tags" meta:value-type="string"/>
  </office:meta>
</office:document-meta>
</file>